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c50" officeooo:paragraph-rsid="0000ec50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0ec50" officeooo:paragraph-rsid="0000ec5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000000" fo:font-style="italic" style:text-underline-style="solid" style:text-underline-width="auto" style:text-underline-color="font-color" fo:font-weight="bold" officeooo:rsid="0000ec50" officeooo:paragraph-rsid="0000ec5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000000" officeooo:rsid="0000ec50" officeooo:paragraph-rsid="0000ec50" fo:background-color="#ffffff"/>
    </style:style>
    <style:style style:name="P5" style:family="paragraph" style:parent-style-name="Standard">
      <style:paragraph-properties style:line-height-at-least="0.198in"/>
      <style:text-properties fo:color="#000000" fo:background-color="#ffffff"/>
    </style:style>
    <style:style style:name="P6" style:family="paragraph" style:parent-style-name="Standard">
      <style:text-properties fo:color="#000000" officeooo:rsid="0000ec50" officeooo:paragraph-rsid="0000ec50"/>
    </style:style>
    <style:style style:name="P7" style:family="paragraph" style:parent-style-name="Standard">
      <style:text-properties fo:color="#ffffff" fo:font-style="italic" style:text-underline-style="solid" style:text-underline-width="auto" style:text-underline-color="font-color" fo:font-weight="bold" officeooo:rsid="0000ec50" officeooo:paragraph-rsid="0000ec50" fo:background-color="#000000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f92672" style:font-name="Consolas" fo:font-size="10.5pt" fo:font-weight="normal"/>
    </style:style>
    <style:style style:name="T3" style:family="text">
      <style:text-properties fo:color="#a6e22e" style:font-name="Consolas" fo:font-size="10.5pt" fo:font-weight="normal"/>
    </style:style>
    <style:style style:name="T4" style:family="text">
      <style:text-properties fo:color="#e6db74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at the top of your page.</text:p>
      <text:p text:style-name="P7"/>
      <text:p text:style-name="P4">    <text:span text:style-name="T1">&lt;link rel="stylesheet" href="./vendor/css/bootstrap.min.css" /&gt;</text:span></text:p>
      <text:p text:style-name="P5">    <text:span text:style-name="T1">&lt;link rel="stylesheet" href="./vendor/fontawesome.min.css" /&gt;</text:span></text:p>
      <text:p text:style-name="P5">    <text:span text:style-name="T1">&lt;link rel="stylesheet" href="./style.css" /&gt;</text:span></text:p>
      <text:p text:style-name="P4"/>
      <text:p text:style-name="P1"/>
      <text:p text:style-name="P1"/>
      <text:p text:style-name="P1"/>
      <text:p text:style-name="P2">Link at the bottom of your page.</text:p>
      <text:p text:style-name="P3"/>
      <text:p text:style-name="P4">    <text:span text:style-name="T1">&lt;script src="./vendor/jquery-3.4.1.min.js"&gt;&lt;/script&gt;</text:span></text:p>
      <text:p text:style-name="P5">    <text:span text:style-name="T1">&lt;script src="./vendor/js/bootstrap.bundle.min.js"&gt;&lt;/script&gt;</text:span></text:p>
      <text:p text:style-name="P5">    <text:span text:style-name="T1">&lt;script src="./vendor/js/index.js"&gt;&lt;/script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0-28T14:02:00.562000000</dc:date>
    <meta:editing-duration>PT4M36S</meta:editing-duration>
    <meta:editing-cycles>1</meta:editing-cycles>
    <meta:document-statistic meta:table-count="0" meta:image-count="0" meta:object-count="0" meta:page-count="1" meta:paragraph-count="8" meta:word-count="32" meta:character-count="408" meta:non-whitespace-character-count="360"/>
  </office:meta>
</office:document-meta>
</file>